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5-06-23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12-06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5-01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4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3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1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0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0448" calcext:value-type="float">
            <text:p>10.9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52536" calcext:value-type="float">
            <text:p>10.99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74614193548" calcext:value-type="float">
            <text:p>11.12746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7144" calcext:value-type="float">
            <text:p>11.48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5027096774" calcext:value-type="float">
            <text:p>12.12150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9863225807" calcext:value-type="float">
            <text:p>12.05798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2352" calcext:value-type="float">
            <text:p>12.06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7109677419" calcext:value-type="float">
            <text:p>12.0917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12992" calcext:value-type="float">
            <text:p>12.07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2227096774" calcext:value-type="float">
            <text:p>12.16722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1544" calcext:value-type="float">
            <text:p>12.33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94430967742" calcext:value-type="float">
            <text:p>12.52944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60998709677" calcext:value-type="float">
            <text:p>12.69609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93496" calcext:value-type="float">
            <text:p>12.77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00268387097" calcext:value-type="float">
            <text:p>12.80002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02032" calcext:value-type="float">
            <text:p>12.70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062875" calcext:value-type="float">
            <text:p>12.65062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2096" calcext:value-type="float">
            <text:p>12.16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64077419355" calcext:value-type="float">
            <text:p>11.8164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33602580645" calcext:value-type="float">
            <text:p>11.47336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33894193548" calcext:value-type="float">
            <text:p>11.31338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98744347826" calcext:value-type="float">
            <text:p>11.3198744347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22672" calcext:value-type="float">
            <text:p>10.67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00301935484" calcext:value-type="float">
            <text:p>10.59003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5716129032" calcext:value-type="float">
            <text:p>10.5465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0910967742" calcext:value-type="float">
            <text:p>10.47509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03081290323" calcext:value-type="float">
            <text:p>10.38030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2010322581" calcext:value-type="float">
            <text:p>10.44520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7708" calcext:value-type="float">
            <text:p>10.61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48225" calcext:value-type="float">
            <text:p>10.7164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56748387097" calcext:value-type="float">
            <text:p>10.7456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92112" calcext:value-type="float">
            <text:p>10.85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4146" calcext:value-type="float">
            <text:p>11.074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3424" calcext:value-type="float">
            <text:p>11.42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6113548387" calcext:value-type="float">
            <text:p>11.79861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9019354839" calcext:value-type="float">
            <text:p>12.0219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6344516129" calcext:value-type="float">
            <text:p>11.556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49798709677" calcext:value-type="float">
            <text:p>11.35497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0992" calcext:value-type="float">
            <text:p>11.10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76988387097" calcext:value-type="float">
            <text:p>10.93769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79751428571" calcext:value-type="float">
            <text:p>10.57797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57225" calcext:value-type="float">
            <text:p>10.6745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47550967742" calcext:value-type="float">
            <text:p>10.83475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1488" calcext:value-type="float">
            <text:p>10.81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38353548387" calcext:value-type="float">
            <text:p>10.92383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99344" calcext:value-type="float">
            <text:p>11.20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996625" calcext:value-type="float">
            <text:p>11.15996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7311483871" calcext:value-type="float">
            <text:p>10.83731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89021935484" calcext:value-type="float">
            <text:p>10.70890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38405" calcext:value-type="float">
            <text:p>10.1538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19792" calcext:value-type="float">
            <text:p>9.89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556619354839" calcext:value-type="float">
            <text:p>9.92556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86860689655" calcext:value-type="float">
            <text:p>10.008686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6593548387" calcext:value-type="float">
            <text:p>10.2776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75992" calcext:value-type="float">
            <text:p>10.40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41175" calcext:value-type="float">
            <text:p>10.53341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3752" calcext:value-type="float">
            <text:p>10.77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25803870968" calcext:value-type="float">
            <text:p>10.86258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704625" calcext:value-type="float">
            <text:p>10.6570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16736" calcext:value-type="float">
            <text:p>10.29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9162" calcext:value-type="float">
            <text:p>10.059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59488" calcext:value-type="float">
            <text:p>10.10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157075" calcext:value-type="float">
            <text:p>10.28157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273" calcext:value-type="float">
            <text:p>10.41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827325" calcext:value-type="float">
            <text:p>10.56827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14988387097" calcext:value-type="float">
            <text:p>10.86149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0374193548" calcext:value-type="float">
            <text:p>11.1640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59125" calcext:value-type="float">
            <text:p>11.2075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7312" calcext:value-type="float">
            <text:p>11.46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8035" calcext:value-type="float">
            <text:p>11.3818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86118709677" calcext:value-type="float">
            <text:p>11.45861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4525714286" calcext:value-type="float">
            <text:p>11.29545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4825454546" calcext:value-type="float">
            <text:p>11.896482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721625" calcext:value-type="float">
            <text:p>12.0172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1424" calcext:value-type="float">
            <text:p>12.11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82118709677" calcext:value-type="float">
            <text:p>12.06821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9831483871" calcext:value-type="float">
            <text:p>11.94983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56095483871" calcext:value-type="float">
            <text:p>11.8456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27003870968" calcext:value-type="float">
            <text:p>11.82270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14875" calcext:value-type="float">
            <text:p>11.9014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68704516129" calcext:value-type="float">
            <text:p>11.8068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4784" calcext:value-type="float">
            <text:p>12.00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75522580645" calcext:value-type="float">
            <text:p>12.2475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02882857143" calcext:value-type="float">
            <text:p>12.43028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29421935484" calcext:value-type="float">
            <text:p>12.55294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23344516129" calcext:value-type="float">
            <text:p>12.8523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48432" calcext:value-type="float">
            <text:p>12.99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5383225807" calcext:value-type="float">
            <text:p>13.04553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50872258065" calcext:value-type="float">
            <text:p>13.02508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1953548387" calcext:value-type="float">
            <text:p>13.04219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2707096774" calcext:value-type="float">
            <text:p>12.93227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58496" calcext:value-type="float">
            <text:p>12.7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04426666667" calcext:value-type="float">
            <text:p>12.77044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94234482759" calcext:value-type="float">
            <text:p>11.80942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0193548387" calcext:value-type="float">
            <text:p>12.0150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9168571429" calcext:value-type="float">
            <text:p>12.17991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56147096774" calcext:value-type="float">
            <text:p>12.25561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8095483871" calcext:value-type="float">
            <text:p>12.538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63784" calcext:value-type="float">
            <text:p>12.47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50188387097" calcext:value-type="float">
            <text:p>12.35501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96168" calcext:value-type="float">
            <text:p>12.52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09611428571" calcext:value-type="float">
            <text:p>12.37096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1547692308" calcext:value-type="float">
            <text:p>11.320154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50612413793" calcext:value-type="float">
            <text:p>11.355061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7909677419" calcext:value-type="float">
            <text:p>11.9697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59504516129" calcext:value-type="float">
            <text:p>12.06595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35544" calcext:value-type="float">
            <text:p>12.23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0774193548" calcext:value-type="float">
            <text:p>12.2460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5016" calcext:value-type="float">
            <text:p>11.96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1313548387" calcext:value-type="float">
            <text:p>11.38713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3239483871" calcext:value-type="float">
            <text:p>11.02323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98970322581" calcext:value-type="float">
            <text:p>10.67989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8699354839" calcext:value-type="float">
            <text:p>10.62286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47032" calcext:value-type="float">
            <text:p>10.60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9899354839" calcext:value-type="float">
            <text:p>10.82098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08929655172" calcext:value-type="float">
            <text:p>10.980892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44957241379" calcext:value-type="float">
            <text:p>11.034495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13264" calcext:value-type="float">
            <text:p>11.17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75136" calcext:value-type="float">
            <text:p>11.29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1254193548" calcext:value-type="float">
            <text:p>11.48712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8368" calcext:value-type="float">
            <text:p>11.62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6334117647" calcext:value-type="float">
            <text:p>10.98463341176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0960516129" calcext:value-type="float">
            <text:p>11.15096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8717241379" calcext:value-type="float">
            <text:p>11.37587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8416842105" calcext:value-type="float">
            <text:p>11.5068416842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26717419355" calcext:value-type="float">
            <text:p>11.64267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33728" calcext:value-type="float">
            <text:p>11.59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8351483871" calcext:value-type="float">
            <text:p>11.53835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6284" calcext:value-type="float">
            <text:p>11.41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41867826087" calcext:value-type="float">
            <text:p>11.3341867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89854545455" calcext:value-type="float">
            <text:p>11.27898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63630967742" calcext:value-type="float">
            <text:p>10.74636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16704" calcext:value-type="float">
            <text:p>10.62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63168" calcext:value-type="float">
            <text:p>11.058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0382857143" calcext:value-type="float">
            <text:p>10.04903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79125" calcext:value-type="float">
            <text:p>10.1407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96430967742" calcext:value-type="float">
            <text:p>10.31964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4664" calcext:value-type="float">
            <text:p>10.64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79592258065" calcext:value-type="float">
            <text:p>10.85795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06369032258" calcext:value-type="float">
            <text:p>10.97063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86185806452" calcext:value-type="float">
            <text:p>10.84861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389425" calcext:value-type="float">
            <text:p>10.58389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24134193548" calcext:value-type="float">
            <text:p>10.36241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52534193548" calcext:value-type="float">
            <text:p>10.22525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77672" calcext:value-type="float">
            <text:p>10.22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15" calcext:value-type="float">
            <text:p>10.34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06122857143" calcext:value-type="float">
            <text:p>10.45061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62712258065" calcext:value-type="float">
            <text:p>10.30627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79845714286" calcext:value-type="float">
            <text:p>10.21798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59683478261" calcext:value-type="float">
            <text:p>10.21596834782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5796129032" calcext:value-type="float">
            <text:p>10.22957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154327272727" calcext:value-type="float">
            <text:p>9.761543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77152" calcext:value-type="float">
            <text:p>9.55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7105" calcext:value-type="float">
            <text:p>9.1137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4384" calcext:value-type="float">
            <text:p>9.01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307930434783" calcext:value-type="float">
            <text:p>9.033079304347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07184" calcext:value-type="float">
            <text:p>9.10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6588" calcext:value-type="float">
            <text:p>9.27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4302" calcext:value-type="float">
            <text:p>9.274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90264" calcext:value-type="float">
            <text:p>9.27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382038709678" calcext:value-type="float">
            <text:p>9.353820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20056" calcext:value-type="float">
            <text:p>9.39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788619354839" calcext:value-type="float">
            <text:p>9.43788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416" calcext:value-type="float">
            <text:p>9.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70475" calcext:value-type="float">
            <text:p>9.06770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63192" calcext:value-type="float">
            <text:p>9.05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5148" calcext:value-type="float">
            <text:p>9.18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049714285714" calcext:value-type="float">
            <text:p>9.42049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233425" calcext:value-type="float">
            <text:p>9.5323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928382608696" calcext:value-type="float">
            <text:p>9.609283826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52256" calcext:value-type="float">
            <text:p>9.75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97881290323" calcext:value-type="float">
            <text:p>10.02978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50049032258" calcext:value-type="float">
            <text:p>10.10500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91749677419" calcext:value-type="float">
            <text:p>10.08917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60725" calcext:value-type="float">
            <text:p>9.81160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3048" calcext:value-type="float">
            <text:p>9.52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530472727273" calcext:value-type="float">
            <text:p>9.215304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61729032258" calcext:value-type="float">
            <text:p>9.03161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328877419355" calcext:value-type="float">
            <text:p>9.03328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209" calcext:value-type="float">
            <text:p>9.102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972125" calcext:value-type="float">
            <text:p>9.1997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62625" calcext:value-type="float">
            <text:p>9.2016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070890322581" calcext:value-type="float">
            <text:p>9.26070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339630769231" calcext:value-type="float">
            <text:p>9.413396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076077419355" calcext:value-type="float">
            <text:p>9.38076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642890322581" calcext:value-type="float">
            <text:p>9.30642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2232" calcext:value-type="float">
            <text:p>9.17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147277419355" calcext:value-type="float">
            <text:p>8.98147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671384615385" calcext:value-type="float">
            <text:p>8.876713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47733333333" calcext:value-type="float">
            <text:p>9.19547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684416" calcext:value-type="float">
            <text:p>9.466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83138461539" calcext:value-type="float">
            <text:p>9.4068313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5344" calcext:value-type="float">
            <text:p>9.40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722116129032" calcext:value-type="float">
            <text:p>9.37722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42992" calcext:value-type="float">
            <text:p>9.40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1424" calcext:value-type="float">
            <text:p>9.44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2644" calcext:value-type="float">
            <text:p>8.96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6336" calcext:value-type="float">
            <text:p>8.19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69664" calcext:value-type="float">
            <text:p>8.03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036361290323" calcext:value-type="float">
            <text:p>8.12036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682068965517" calcext:value-type="float">
            <text:p>8.326820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27535483871" calcext:value-type="float">
            <text:p>8.34827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53729032258" calcext:value-type="float">
            <text:p>8.39153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7752" calcext:value-type="float">
            <text:p>8.51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70151724138" calcext:value-type="float">
            <text:p>8.647701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04457142857" calcext:value-type="float">
            <text:p>8.79304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41135483871" calcext:value-type="float">
            <text:p>8.67441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699148387097" calcext:value-type="float">
            <text:p>8.27699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8024" calcext:value-type="float">
            <text:p>7.99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2588" calcext:value-type="float">
            <text:p>7.75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24864" calcext:value-type="float">
            <text:p>7.75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2306" calcext:value-type="float">
            <text:p>7.78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397028571429" calcext:value-type="float">
            <text:p>7.85397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847251612903" calcext:value-type="float">
            <text:p>8.00847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34632258065" calcext:value-type="float">
            <text:p>8.08034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60903225807" calcext:value-type="float">
            <text:p>8.37560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4832" calcext:value-type="float">
            <text:p>8.4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87458064516" calcext:value-type="float">
            <text:p>8.32487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153187096774" calcext:value-type="float">
            <text:p>8.15153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02944" calcext:value-type="float">
            <text:p>7.74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059612903226" calcext:value-type="float">
            <text:p>7.35059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81768" calcext:value-type="float">
            <text:p>7.35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185677419355" calcext:value-type="float">
            <text:p>7.48185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642742857143" calcext:value-type="float">
            <text:p>7.55642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493341935484" calcext:value-type="float">
            <text:p>7.66493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378812903226" calcext:value-type="float">
            <text:p>7.74378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7016" calcext:value-type="float">
            <text:p>7.84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030012903226" calcext:value-type="float">
            <text:p>8.03030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69455483871" calcext:value-type="float">
            <text:p>8.0569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56464516129" calcext:value-type="float">
            <text:p>7.89756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12752" calcext:value-type="float">
            <text:p>7.56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068851612903" calcext:value-type="float">
            <text:p>7.45068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04296" calcext:value-type="float">
            <text:p>7.45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473703225806" calcext:value-type="float">
            <text:p>7.49473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945571428571" calcext:value-type="float">
            <text:p>7.61945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624047058824" calcext:value-type="float">
            <text:p>7.706240470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947227586207" calcext:value-type="float">
            <text:p>7.759472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037142857143" calcext:value-type="float">
            <text:p>7.87037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54984" calcext:value-type="float">
            <text:p>7.97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272266666667" calcext:value-type="float">
            <text:p>8.15272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927612903226" calcext:value-type="float">
            <text:p>8.21927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78993548387" calcext:value-type="float">
            <text:p>8.07778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8288" calcext:value-type="float">
            <text:p>7.74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05109677419" calcext:value-type="float">
            <text:p>7.48805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42016" calcext:value-type="float">
            <text:p>7.40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810890322581" calcext:value-type="float">
            <text:p>7.50810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75089655173" calcext:value-type="float">
            <text:p>7.610750896551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149212903226" calcext:value-type="float">
            <text:p>7.66149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106993548387" calcext:value-type="float">
            <text:p>7.65106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46" calcext:value-type="float">
            <text:p>7.74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85496774194" calcext:value-type="float">
            <text:p>7.90985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7256" calcext:value-type="float">
            <text:p>8.04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975638709677" calcext:value-type="float">
            <text:p>8.07975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301290322581" calcext:value-type="float">
            <text:p>7.8830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9032" calcext:value-type="float">
            <text:p>7.63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59664516129" calcext:value-type="float">
            <text:p>7.39159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0656" calcext:value-type="float">
            <text:p>7.2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517677419355" calcext:value-type="float">
            <text:p>7.37517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51342857143" calcext:value-type="float">
            <text:p>7.48251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387535483871" calcext:value-type="float">
            <text:p>7.43387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352258064516" calcext:value-type="float">
            <text:p>7.41352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0404" calcext:value-type="float">
            <text:p>7.55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853083870968" calcext:value-type="float">
            <text:p>7.68853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19096" calcext:value-type="float">
            <text:p>7.86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96815483871" calcext:value-type="float">
            <text:p>7.8496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28903225807" calcext:value-type="float">
            <text:p>7.72028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0808" calcext:value-type="float">
            <text:p>7.4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14464516129" calcext:value-type="float">
            <text:p>7.2714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02472" calcext:value-type="float">
            <text:p>7.21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87561290323" calcext:value-type="float">
            <text:p>7.26387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09428571429" calcext:value-type="float">
            <text:p>7.44909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069419354839" calcext:value-type="float">
            <text:p>7.52069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296722580645" calcext:value-type="float">
            <text:p>7.49296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9376" calcext:value-type="float">
            <text:p>7.57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45729032258" calcext:value-type="float">
            <text:p>7.75145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12136" calcext:value-type="float">
            <text:p>7.88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06967741936" calcext:value-type="float">
            <text:p>7.82106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515329032258" calcext:value-type="float">
            <text:p>7.60515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16568" calcext:value-type="float">
            <text:p>7.26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12232258065" calcext:value-type="float">
            <text:p>7.05012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43496" calcext:value-type="float">
            <text:p>7.06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458709677419" calcext:value-type="float">
            <text:p>7.2045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466057142857" calcext:value-type="float">
            <text:p>7.24466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27535483871" calcext:value-type="float">
            <text:p>7.2827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506683870968" calcext:value-type="float">
            <text:p>7.40506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73104" calcext:value-type="float">
            <text:p>7.48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83458064516" calcext:value-type="float">
            <text:p>7.62383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39824" calcext:value-type="float">
            <text:p>7.78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442425806452" calcext:value-type="float">
            <text:p>7.79442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211690322581" calcext:value-type="float">
            <text:p>7.57211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3728" calcext:value-type="float">
            <text:p>7.27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015096774194" calcext:value-type="float">
            <text:p>7.23015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71" calcext:value-type="float">
            <text:p>7.27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851974193548" calcext:value-type="float">
            <text:p>7.37851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510675862069" calcext:value-type="float">
            <text:p>7.515106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089651612903" calcext:value-type="float">
            <text:p>7.59089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49729032258" calcext:value-type="float">
            <text:p>7.69049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8944" calcext:value-type="float">
            <text:p>7.71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032361290323" calcext:value-type="float">
            <text:p>7.80032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82848" calcext:value-type="float">
            <text:p>7.96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128361290323" calcext:value-type="float">
            <text:p>7.86128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127225806452" calcext:value-type="float">
            <text:p>7.72127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91858823529" calcext:value-type="float">
            <text:p>7.52891858823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800672" calcext:value-type="float">
            <text:p>7.308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56496" calcext:value-type="float">
            <text:p>7.30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011019354839" calcext:value-type="float">
            <text:p>7.42011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860457142857" calcext:value-type="float">
            <text:p>7.55860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92593548387" calcext:value-type="float">
            <text:p>7.64192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558683870968" calcext:value-type="float">
            <text:p>7.75558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52192" calcext:value-type="float">
            <text:p>7.87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08670967742" calcext:value-type="float">
            <text:p>8.03108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65904" calcext:value-type="float">
            <text:p>8.07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533780645161" calcext:value-type="float">
            <text:p>7.97533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70296774194" calcext:value-type="float">
            <text:p>7.83670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6648" calcext:value-type="float">
            <text:p>7.45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895380645161" calcext:value-type="float">
            <text:p>7.18895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40168" calcext:value-type="float">
            <text:p>7.09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35870967742" calcext:value-type="float">
            <text:p>7.1593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634285714286" calcext:value-type="float">
            <text:p>7.20634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355741935484" calcext:value-type="float">
            <text:p>7.32355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07174193548" calcext:value-type="float">
            <text:p>7.22307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63128" calcext:value-type="float">
            <text:p>7.17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09832258065" calcext:value-type="float">
            <text:p>7.23909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28628" calcext:value-type="float">
            <text:p>7.512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555277419355" calcext:value-type="float">
            <text:p>7.33555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58" calcext:value-type="float">
            <text:p>7.0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757212903226" calcext:value-type="float">
            <text:p>6.77757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926" calcext:value-type="float">
            <text:p>6.77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588228571429" calcext:value-type="float">
            <text:p>6.89588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54296774194" calcext:value-type="float">
            <text:p>6.93754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395122580645" calcext:value-type="float">
            <text:p>6.98395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40576" calcext:value-type="float">
            <text:p>7.01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312387096774" calcext:value-type="float">
            <text:p>7.17312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8104" calcext:value-type="float">
            <text:p>7.29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297342857143" calcext:value-type="float">
            <text:p>7.35297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876" calcext:value-type="float">
            <text:p>6.5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138425806452" calcext:value-type="float">
            <text:p>6.33138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52808" calcext:value-type="float">
            <text:p>6.28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44784516129" calcext:value-type="float">
            <text:p>6.3844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809655172414" calcext:value-type="float">
            <text:p>6.448096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10544516129" calcext:value-type="float">
            <text:p>6.4210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51664516129" calcext:value-type="float">
            <text:p>6.37051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81888" calcext:value-type="float">
            <text:p>6.43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686683870968" calcext:value-type="float">
            <text:p>6.56686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5272" calcext:value-type="float">
            <text:p>6.65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104825806452" calcext:value-type="float">
            <text:p>6.69104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27375483871" calcext:value-type="float">
            <text:p>6.3927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8888" calcext:value-type="float">
            <text:p>6.0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207896774194" calcext:value-type="float">
            <text:p>5.89207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3336" calcext:value-type="float">
            <text:p>5.8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365212903226" calcext:value-type="float">
            <text:p>5.89365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909228571429" calcext:value-type="float">
            <text:p>5.90909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83664516129" calcext:value-type="float">
            <text:p>5.88283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008361290323" calcext:value-type="float">
            <text:p>5.88008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41375483871" calcext:value-type="float">
            <text:p>6.1641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536361290323" calcext:value-type="float">
            <text:p>6.21536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004283870968" calcext:value-type="float">
            <text:p>6.07004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15912" calcext:value-type="float">
            <text:p>5.77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288335483871" calcext:value-type="float">
            <text:p>5.59288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33976" calcext:value-type="float">
            <text:p>5.54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297006451613" calcext:value-type="float">
            <text:p>5.62297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5188" calcext:value-type="float">
            <text:p>5.69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269806451613" calcext:value-type="float">
            <text:p>5.73269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800180645161" calcext:value-type="float">
            <text:p>5.66800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2512" calcext:value-type="float">
            <text:p>5.71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015896774194" calcext:value-type="float">
            <text:p>5.77015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93992" calcext:value-type="float">
            <text:p>5.75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657316129032" calcext:value-type="float">
            <text:p>5.71657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839509677419" calcext:value-type="float">
            <text:p>5.66839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40352" calcext:value-type="float">
            <text:p>5.51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775948387097" calcext:value-type="float">
            <text:p>5.27775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2664" calcext:value-type="float">
            <text:p>5.23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907251612903" calcext:value-type="float">
            <text:p>5.18907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8646" calcext:value-type="float">
            <text:p>5.168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83793548387" calcext:value-type="float">
            <text:p>5.03283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925780645161" calcext:value-type="float">
            <text:p>5.04925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9728" calcext:value-type="float">
            <text:p>5.09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777703225807" calcext:value-type="float">
            <text:p>5.14777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60424" calcext:value-type="float">
            <text:p>5.21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195277419355" calcext:value-type="float">
            <text:p>5.20195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087148387097" calcext:value-type="float">
            <text:p>5.03087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00488" calcext:value-type="float">
            <text:p>4.81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940877419355" calcext:value-type="float">
            <text:p>4.65940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18856" calcext:value-type="float">
            <text:p>4.62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117858064516" calcext:value-type="float">
            <text:p>4.66117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843944827586" calcext:value-type="float">
            <text:p>4.698439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493212903226" calcext:value-type="float">
            <text:p>4.70493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881883870968" calcext:value-type="float">
            <text:p>4.65881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24392" calcext:value-type="float">
            <text:p>4.68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951277419355" calcext:value-type="float">
            <text:p>4.72951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6232" calcext:value-type="float">
            <text:p>4.75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10967741936" calcext:value-type="float">
            <text:p>4.71210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167612903226" calcext:value-type="float">
            <text:p>4.56167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29072" calcext:value-type="float">
            <text:p>4.36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0144" calcext:value-type="float">
            <text:p>4.2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47535483871" calcext:value-type="float">
            <text:p>4.2347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550285714286" calcext:value-type="float">
            <text:p>4.29550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796335483871" calcext:value-type="float">
            <text:p>4.32796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85393548387" calcext:value-type="float">
            <text:p>4.39885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31152" calcext:value-type="float">
            <text:p>4.50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52567741936" calcext:value-type="float">
            <text:p>4.61152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48928" calcext:value-type="float">
            <text:p>4.70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032825806452" calcext:value-type="float">
            <text:p>4.74032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976722580645" calcext:value-type="float">
            <text:p>4.74976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60664" calcext:value-type="float">
            <text:p>4.64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537187096774" calcext:value-type="float">
            <text:p>4.58537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5024" calcext:value-type="float">
            <text:p>4.57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988309677419" calcext:value-type="float">
            <text:p>4.61988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77808695652" calcext:value-type="float">
            <text:p>4.6517780869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321714285714" calcext:value-type="float">
            <text:p>4.51321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861083870968" calcext:value-type="float">
            <text:p>4.51861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6478" calcext:value-type="float">
            <text:p>4.58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547587096774" calcext:value-type="float">
            <text:p>4.65547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85058064516" calcext:value-type="float">
            <text:p>4.70385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10928" calcext:value-type="float">
            <text:p>4.78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76361290323" calcext:value-type="float">
            <text:p>4.84376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044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050" meta:object-count="0"/>
    <meta:user-defined meta:name="AppVersion">3.0</meta:user-defined>
  </office:meta>
</office:document-meta>
</file>